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b601" officeooo:paragraph-rsid="001eb60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56a7d" officeooo:paragraph-rsid="00256a7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6ade2" officeooo:paragraph-rsid="0026ade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b8cb0" officeooo:paragraph-rsid="002b8cb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ba2ac" officeooo:paragraph-rsid="002ba2a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3eb7f5" officeooo:paragraph-rsid="003eb7f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5e434d" officeooo:paragraph-rsid="005e434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74c396" officeooo:paragraph-rsid="0074c39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21ecdd" officeooo:paragraph-rsid="0021ecd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26ade2" officeooo:paragraph-rsid="0026ade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2a1fa1" officeooo:paragraph-rsid="002a1fa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2ba2ac" officeooo:paragraph-rsid="002ba2a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3d237a" officeooo:paragraph-rsid="003d237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7398c9" officeooo:paragraph-rsid="007398c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5e3de0" officeooo:paragraph-rsid="005e434d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09a5e" officeooo:paragraph-rsid="00209a5e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1ecdd" officeooo:paragraph-rsid="0021ecdd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256a7d" officeooo:paragraph-rsid="00256a7d" style:font-weight-asian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26ade2" officeooo:paragraph-rsid="0026ade2" style:font-weight-asian="normal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282a45" officeooo:paragraph-rsid="00282a45" style:font-weight-asian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295bae" officeooo:paragraph-rsid="00295bae" style:font-weight-asian="normal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2a1fa1" officeooo:paragraph-rsid="002a1fa1" style:font-weight-asian="normal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2ba2ac" officeooo:paragraph-rsid="002ba2ac" style:font-weight-asian="normal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ba2ac" officeooo:paragraph-rsid="002ba2ac" style:font-weight-asian="normal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d36b3" officeooo:paragraph-rsid="002d36b3" style:font-weight-asian="normal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3eb7f5" officeooo:paragraph-rsid="003eb7f5" style:font-weight-asian="normal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def5e" officeooo:paragraph-rsid="002def5e" style:font-weight-asian="normal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e760e" officeooo:paragraph-rsid="002e7406" style:font-weight-asian="normal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e760e" officeooo:paragraph-rsid="002e760e" style:font-weight-asian="normal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3ed752" officeooo:paragraph-rsid="003ed752" style:font-weight-asian="normal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f4721" officeooo:paragraph-rsid="002f4721" style:font-weight-asian="normal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313dcf" officeooo:paragraph-rsid="00313dcf" style:font-weight-asian="normal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33054a" officeooo:paragraph-rsid="0033054a" style:font-weight-asian="normal" style:font-weight-complex="normal"/>
    </style:style>
    <style:style style:name="P34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33f721" officeooo:paragraph-rsid="0033f721" style:font-weight-asian="normal" style:font-weight-complex="normal"/>
    </style:style>
    <style:style style:name="P35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3c1fd6" officeooo:paragraph-rsid="003c1fd6" style:font-weight-asian="normal" style:font-weight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3d237a" officeooo:paragraph-rsid="003d237a" style:font-weight-asian="normal" style:font-weight-complex="normal"/>
    </style:style>
    <style:style style:name="P37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3f48d5" officeooo:paragraph-rsid="003f48d5" style:font-weight-asian="normal" style:font-weight-complex="normal"/>
    </style:style>
    <style:style style:name="P38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47a496" officeooo:paragraph-rsid="0047a496" style:font-weight-asian="normal" style:font-weight-complex="normal"/>
    </style:style>
    <style:style style:name="P39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49257b" officeooo:paragraph-rsid="0049257b" style:font-weight-asian="normal" style:font-weight-complex="normal"/>
    </style:style>
    <style:style style:name="P40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49fefb" officeooo:paragraph-rsid="0049fefb" style:font-weight-asian="normal" style:font-weight-complex="normal"/>
    </style:style>
    <style:style style:name="P41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4bcc3c" officeooo:paragraph-rsid="004bcc3c" style:font-weight-asian="normal" style:font-weight-complex="normal"/>
    </style:style>
    <style:style style:name="P42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4c6379" officeooo:paragraph-rsid="004c6379" style:font-weight-asian="normal" style:font-weight-complex="normal"/>
    </style:style>
    <style:style style:name="P43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4c8580" officeooo:paragraph-rsid="004c8580" style:font-weight-asian="normal" style:font-weight-complex="normal"/>
    </style:style>
    <style:style style:name="P44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4d2f1c" officeooo:paragraph-rsid="004d2f1c" style:font-weight-asian="normal" style:font-weight-complex="normal"/>
    </style:style>
    <style:style style:name="P45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4d3f88" officeooo:paragraph-rsid="004d3f88" style:font-weight-asian="normal" style:font-weight-complex="normal"/>
    </style:style>
    <style:style style:name="P46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4f0ec7" officeooo:paragraph-rsid="004f0ec7" style:font-weight-asian="normal" style:font-weight-complex="normal"/>
    </style:style>
    <style:style style:name="P47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5c864f" officeooo:paragraph-rsid="005c864f" style:font-weight-asian="normal" style:font-weight-complex="normal"/>
    </style:style>
    <style:style style:name="P48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0c40b" officeooo:paragraph-rsid="0060c40b" style:font-weight-asian="normal" style:font-weight-complex="normal"/>
    </style:style>
    <style:style style:name="P49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1a943" officeooo:paragraph-rsid="0061a943" style:font-weight-asian="normal" style:font-weight-complex="normal"/>
    </style:style>
    <style:style style:name="P50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2d3e5" officeooo:paragraph-rsid="0062d3e5" style:font-weight-asian="normal" style:font-weight-complex="normal"/>
    </style:style>
    <style:style style:name="P51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39756" officeooo:paragraph-rsid="00639756" style:font-weight-asian="normal" style:font-weight-complex="normal"/>
    </style:style>
    <style:style style:name="P52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58054" officeooo:paragraph-rsid="00658054" style:font-weight-asian="normal" style:font-weight-complex="normal"/>
    </style:style>
    <style:style style:name="P53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75ca3" officeooo:paragraph-rsid="00675ca3" style:font-weight-asian="normal" style:font-weight-complex="normal"/>
    </style:style>
    <style:style style:name="P54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509b9" officeooo:paragraph-rsid="006509b9" style:font-weight-asian="normal" style:font-weight-complex="normal"/>
    </style:style>
    <style:style style:name="P55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94fb6" officeooo:paragraph-rsid="00694fb6" style:font-weight-asian="normal" style:font-weight-complex="normal"/>
    </style:style>
    <style:style style:name="P56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a335a" officeooo:paragraph-rsid="006a335a" style:font-weight-asian="normal" style:font-weight-complex="normal"/>
    </style:style>
    <style:style style:name="P57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ba0b7" officeooo:paragraph-rsid="006ba0b7" style:font-weight-asian="normal" style:font-weight-complex="normal"/>
    </style:style>
    <style:style style:name="P58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d2209" officeooo:paragraph-rsid="006d2209" style:font-weight-asian="normal" style:font-weight-complex="normal"/>
    </style:style>
    <style:style style:name="P59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efe6d" officeooo:paragraph-rsid="006efe6d" style:font-weight-asian="normal" style:font-weight-complex="normal"/>
    </style:style>
    <style:style style:name="P60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6fbbac" officeooo:paragraph-rsid="006fbbac" style:font-weight-asian="normal" style:font-weight-complex="normal"/>
    </style:style>
    <style:style style:name="P61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70418d" officeooo:paragraph-rsid="0070418d" style:font-weight-asian="normal" style:font-weight-complex="normal"/>
    </style:style>
    <style:style style:name="P62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709288" officeooo:paragraph-rsid="00709288" style:font-weight-asian="normal" style:font-weight-complex="normal"/>
    </style:style>
    <style:style style:name="P63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72c3da" officeooo:paragraph-rsid="0072c3da" style:font-weight-asian="normal" style:font-weight-complex="normal"/>
    </style:style>
    <style:style style:name="P64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7398c9" officeooo:paragraph-rsid="007398c9" style:font-weight-asian="normal" style:font-weight-complex="normal"/>
    </style:style>
    <style:style style:name="P65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7b20d9" officeooo:paragraph-rsid="007b20d9" style:font-weight-asian="normal" style:font-weight-complex="normal"/>
    </style:style>
    <style:style style:name="P66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7b5044" officeooo:paragraph-rsid="007b5044" style:font-weight-asian="normal" style:font-weight-complex="normal"/>
    </style:style>
    <style:style style:name="P67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7cc08e" officeooo:paragraph-rsid="007cc08e" style:font-weight-asian="normal" style:font-weight-complex="normal"/>
    </style:style>
    <style:style style:name="P68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7ea9d2" officeooo:paragraph-rsid="008018c0" style:font-weight-asian="normal" style:font-weight-complex="normal"/>
    </style:style>
    <style:style style:name="P69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81b0a0" officeooo:paragraph-rsid="0081b0a0" style:font-weight-asian="normal" style:font-weight-complex="normal"/>
    </style:style>
    <style:style style:name="P70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8320d6" officeooo:paragraph-rsid="008320d6" style:font-weight-asian="normal" style:font-weight-complex="normal"/>
    </style:style>
    <style:style style:name="P71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83a10e" officeooo:paragraph-rsid="0083a10e" style:font-weight-asian="normal" style:font-weight-complex="normal"/>
    </style:style>
    <style:style style:name="P72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83a10e" officeooo:paragraph-rsid="008bdd57" style:font-weight-asian="normal" style:font-weight-complex="normal"/>
    </style:style>
    <style:style style:name="P73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87a090" officeooo:paragraph-rsid="0087a090" style:font-weight-asian="normal" style:font-weight-complex="normal"/>
    </style:style>
    <style:style style:name="P74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8fcd70" officeooo:paragraph-rsid="008fcd70" style:font-weight-asian="normal" style:font-weight-complex="normal"/>
    </style:style>
    <style:style style:name="P75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912df5" officeooo:paragraph-rsid="00912df5" style:font-weight-asian="normal" style:font-weight-complex="normal"/>
    </style:style>
    <style:style style:name="P76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84108a" officeooo:paragraph-rsid="0084108a" style:font-weight-asian="normal" style:font-weight-complex="normal"/>
    </style:style>
    <style:style style:name="P77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883795" officeooo:paragraph-rsid="00883795" style:font-weight-asian="normal" style:font-weight-complex="normal"/>
    </style:style>
    <style:style style:name="P78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9434d4" officeooo:paragraph-rsid="009434d4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text-underline-style="none" fo:font-weight="normal" officeooo:rsid="009434d4" officeooo:paragraph-rsid="009434d4" style:font-weight-asian="normal" style:font-weight-complex="normal"/>
    </style:style>
    <style:style style:name="P80" style:family="paragraph" style:parent-style-name="Standard" style:list-style-name="L9">
      <style:paragraph-properties fo:text-align="start" style:justify-single-word="false"/>
      <style:text-properties style:text-underline-style="none" fo:font-weight="normal" officeooo:rsid="0094ec71" officeooo:paragraph-rsid="0094ec71" style:font-weight-asian="normal" style:font-weight-complex="normal"/>
    </style:style>
    <style:style style:name="P81" style:family="paragraph" style:parent-style-name="Standard" style:list-style-name="L9">
      <style:paragraph-properties fo:text-align="start" style:justify-single-word="false"/>
      <style:text-properties style:text-underline-style="none" fo:font-weight="normal" officeooo:rsid="0096ae86" officeooo:paragraph-rsid="0096ae86" style:font-weight-asian="normal" style:font-weight-complex="normal"/>
    </style:style>
    <style:style style:name="P82" style:family="paragraph" style:parent-style-name="Standard" style:list-style-name="L9">
      <style:paragraph-properties fo:text-align="start" style:justify-single-word="false"/>
      <style:text-properties style:text-underline-style="none" fo:font-weight="normal" officeooo:rsid="00985d7d" officeooo:paragraph-rsid="00985d7d" style:font-weight-asian="normal" style:font-weight-complex="normal"/>
    </style:style>
    <style:style style:name="P83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2ba2ac" officeooo:paragraph-rsid="002ba2ac" style:font-weight-asian="normal" style:font-weight-complex="normal"/>
    </style:style>
    <style:style style:name="P84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2d36b3" officeooo:paragraph-rsid="002d36b3" style:font-weight-asian="normal" style:font-weight-complex="normal"/>
    </style:style>
    <style:style style:name="P85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2def5e" officeooo:paragraph-rsid="002def5e" style:font-weight-asian="normal" style:font-weight-complex="normal"/>
    </style:style>
    <style:style style:name="P86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2e7406" officeooo:paragraph-rsid="002e7406" style:font-weight-asian="normal" style:font-weight-complex="normal"/>
    </style:style>
    <style:style style:name="P87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30fe93" officeooo:paragraph-rsid="0030fe93" style:font-weight-asian="normal" style:font-weight-complex="normal"/>
    </style:style>
    <style:style style:name="P88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30fe93" officeooo:paragraph-rsid="00313dcf" style:font-weight-asian="normal" style:font-weight-complex="normal"/>
    </style:style>
    <style:style style:name="P89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385b0b" officeooo:paragraph-rsid="00385b0b" style:font-weight-asian="normal" style:font-weight-complex="normal"/>
    </style:style>
    <style:style style:name="P90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3a5735" officeooo:paragraph-rsid="003a5735" style:font-weight-asian="normal" style:font-weight-complex="normal"/>
    </style:style>
    <style:style style:name="P91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3a98f0" officeooo:paragraph-rsid="003a98f0" style:font-weight-asian="normal" style:font-weight-complex="normal"/>
    </style:style>
    <style:style style:name="P92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3b49ca" officeooo:paragraph-rsid="003b49ca" style:font-weight-asian="normal" style:font-weight-complex="normal"/>
    </style:style>
    <style:style style:name="P93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 fo:font-weight="normal" officeooo:rsid="003c1fd6" officeooo:paragraph-rsid="003c1fd6" style:font-weight-asian="normal" style:font-weight-complex="normal"/>
    </style:style>
    <style:style style:name="P94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412188" officeooo:paragraph-rsid="00412188" style:font-weight-asian="normal" style:font-weight-complex="normal"/>
    </style:style>
    <style:style style:name="P95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44b475" officeooo:paragraph-rsid="0044b475" style:font-weight-asian="normal" style:font-weight-complex="normal"/>
    </style:style>
    <style:style style:name="P96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47b8eb" officeooo:paragraph-rsid="004aead2" style:font-weight-asian="normal" style:font-weight-complex="normal"/>
    </style:style>
    <style:style style:name="P97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47b8eb" officeooo:paragraph-rsid="0047b8eb" style:font-weight-asian="normal" style:font-weight-complex="normal"/>
    </style:style>
    <style:style style:name="P98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4e18df" officeooo:paragraph-rsid="004e18df" style:font-weight-asian="normal" style:font-weight-complex="normal"/>
    </style:style>
    <style:style style:name="P99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4f0ec7" officeooo:paragraph-rsid="004f0ec7" style:font-weight-asian="normal" style:font-weight-complex="normal"/>
    </style:style>
    <style:style style:name="P100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51d070" officeooo:paragraph-rsid="0051d070" style:font-weight-asian="normal" style:font-weight-complex="normal"/>
    </style:style>
    <style:style style:name="P101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555bc8" officeooo:paragraph-rsid="00555bc8" style:font-weight-asian="normal" style:font-weight-complex="normal"/>
    </style:style>
    <style:style style:name="P102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5a06ca" officeooo:paragraph-rsid="005a06ca" style:font-weight-asian="normal" style:font-weight-complex="normal"/>
    </style:style>
    <style:style style:name="P103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5c7b5b" officeooo:paragraph-rsid="005c7b5b" style:font-weight-asian="normal" style:font-weight-complex="normal"/>
    </style:style>
    <style:style style:name="P104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 fo:font-weight="normal" officeooo:rsid="005dce8a" officeooo:paragraph-rsid="005dce8a" style:font-weight-asian="normal" style:font-weight-complex="normal"/>
    </style:style>
    <style:style style:name="P10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94529a" officeooo:paragraph-rsid="0094529a" style:font-weight-asian="bold" style:font-weight-complex="bold"/>
    </style:style>
    <style:style style:name="P106" style:family="paragraph" style:parent-style-name="Standard">
      <style:paragraph-properties fo:text-align="center" style:justify-single-word="false" fo:break-before="column"/>
      <style:text-properties style:text-underline-style="solid" style:text-underline-width="auto" style:text-underline-color="font-color" fo:font-weight="bold" officeooo:rsid="0094529a" officeooo:paragraph-rsid="0094529a" style:font-weight-asian="bold" style:font-weight-complex="bold"/>
    </style:style>
    <style:style style:name="P107" style:family="paragraph" style:parent-style-name="Preformatted_20_Text" style:list-style-name="L8">
      <style:paragraph-properties fo:text-align="start" style:justify-single-word="false"/>
      <style:text-properties fo:color="#a9b7c6" style:font-name="Source Code Pro" fo:font-size="10.5pt" style:text-underline-style="none" fo:font-weight="normal" officeooo:rsid="0074c396" officeooo:paragraph-rsid="0074c396" style:font-weight-asian="normal" style:font-weight-complex="normal"/>
    </style:style>
    <style:style style:name="T1" style:family="text">
      <style:text-properties officeooo:rsid="0021ecdd"/>
    </style:style>
    <style:style style:name="T2" style:family="text">
      <style:text-properties officeooo:rsid="0023865d"/>
    </style:style>
    <style:style style:name="T3" style:family="text">
      <style:text-properties officeooo:rsid="0028fbde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e7406"/>
    </style:style>
    <style:style style:name="T6" style:family="text">
      <style:text-properties style:text-underline-style="none" officeooo:rsid="00313dcf"/>
    </style:style>
    <style:style style:name="T7" style:family="text">
      <style:text-properties style:text-underline-style="none" officeooo:rsid="0033dd88"/>
    </style:style>
    <style:style style:name="T8" style:family="text">
      <style:text-properties style:text-underline-style="none" officeooo:rsid="003a98f0"/>
    </style:style>
    <style:style style:name="T9" style:family="text">
      <style:text-properties style:text-underline-style="none" officeooo:rsid="003b49ca"/>
    </style:style>
    <style:style style:name="T10" style:family="text">
      <style:text-properties style:text-underline-style="none" officeooo:rsid="003c1fd6"/>
    </style:style>
    <style:style style:name="T11" style:family="text">
      <style:text-properties style:text-underline-style="none" officeooo:rsid="0042d613"/>
    </style:style>
    <style:style style:name="T12" style:family="text">
      <style:text-properties style:text-underline-style="none" officeooo:rsid="0043f161"/>
    </style:style>
    <style:style style:name="T13" style:family="text">
      <style:text-properties style:text-underline-style="none" officeooo:rsid="004aead2"/>
    </style:style>
    <style:style style:name="T14" style:family="text">
      <style:text-properties style:text-underline-style="none" officeooo:rsid="0053039a"/>
    </style:style>
    <style:style style:name="T15" style:family="text">
      <style:text-properties style:text-underline-style="none" officeooo:rsid="0053f422"/>
    </style:style>
    <style:style style:name="T16" style:family="text">
      <style:text-properties style:text-underline-style="none" officeooo:rsid="0056f228"/>
    </style:style>
    <style:style style:name="T17" style:family="text">
      <style:text-properties style:text-underline-style="none" officeooo:rsid="005abf46"/>
    </style:style>
    <style:style style:name="T18" style:family="text">
      <style:text-properties style:text-underline-style="none" officeooo:rsid="005e3de0"/>
    </style:style>
    <style:style style:name="T19" style:family="text">
      <style:text-properties officeooo:rsid="002e7406"/>
    </style:style>
    <style:style style:name="T20" style:family="text">
      <style:text-properties officeooo:rsid="0033f721"/>
    </style:style>
    <style:style style:name="T21" style:family="text">
      <style:text-properties officeooo:rsid="003a98f0"/>
    </style:style>
    <style:style style:name="T22" style:family="text">
      <style:text-properties officeooo:rsid="003ff330"/>
    </style:style>
    <style:style style:name="T23" style:family="text">
      <style:text-properties officeooo:rsid="00412188"/>
    </style:style>
    <style:style style:name="T24" style:family="text">
      <style:text-properties officeooo:rsid="004aead2"/>
    </style:style>
    <style:style style:name="T25" style:family="text">
      <style:text-properties officeooo:rsid="00555bc8"/>
    </style:style>
    <style:style style:name="T26" style:family="text">
      <style:text-properties officeooo:rsid="0061abb0"/>
    </style:style>
    <style:style style:name="T27" style:family="text">
      <style:text-properties officeooo:rsid="006509b9"/>
    </style:style>
    <style:style style:name="T28" style:family="text">
      <style:text-properties officeooo:rsid="006a7331"/>
    </style:style>
    <style:style style:name="T29" style:family="text">
      <style:text-properties officeooo:rsid="006dcb83"/>
    </style:style>
    <style:style style:name="T30" style:family="text">
      <style:text-properties fo:font-style="italic" officeooo:rsid="006dcb83" style:font-style-asian="italic" style:font-style-complex="italic"/>
    </style:style>
    <style:style style:name="T31" style:family="text">
      <style:text-properties officeooo:rsid="006fbbac"/>
    </style:style>
    <style:style style:name="T32" style:family="text">
      <style:text-properties officeooo:rsid="0071cb5c"/>
    </style:style>
    <style:style style:name="T33" style:family="text">
      <style:text-properties fo:color="#6a8759"/>
    </style:style>
    <style:style style:name="T34" style:family="text">
      <style:text-properties officeooo:rsid="008018c0"/>
    </style:style>
    <style:style style:name="T35" style:family="text">
      <style:text-properties officeooo:rsid="00862825"/>
    </style:style>
    <style:style style:name="T36" style:family="text">
      <style:text-properties officeooo:rsid="0087f2ef"/>
    </style:style>
    <style:style style:name="T37" style:family="text">
      <style:text-properties officeooo:rsid="00887f0d"/>
    </style:style>
    <style:style style:name="T38" style:family="text">
      <style:text-properties officeooo:rsid="008a51f8"/>
    </style:style>
    <style:style style:name="T39" style:family="text">
      <style:text-properties officeooo:rsid="008b4f30"/>
    </style:style>
    <style:style style:name="T40" style:family="text">
      <style:text-properties officeooo:rsid="008e97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ferences</text:p>
      <text:p text:style-name="P1"/>
      <text:p text:style-name="P1">Introduction</text:p>
      <text:p text:style-name="P1"/>
      <text:list xml:id="list465431077182113922" text:style-name="L1">
        <text:list-item>
          <text:p text:style-name="P16">basic parts of sunshine <text:span text:style-name="T1">(previous lessons)</text:span>:</text:p>
          <text:list>
            <text:list-item>
              <text:p text:style-name="P16">downloading data</text:p>
            </text:list-item>
            <text:list-item>
              <text:p text:style-name="P16">showing it in the UI</text:p>
            </text:list-item>
          </text:list>
        </text:list-item>
        <text:list-item>
          <text:p text:style-name="P17">preferences:</text:p>
          <text:list>
            <text:list-item>
              <text:p text:style-name="P17">different users might want different things (like Fahrenheit vs Celsius)</text:p>
            </text:list-item>
            <text:list-item>
              <text:p text:style-name="P17">the data of edit texts will be destroyed in onDestroy; <text:span text:style-name="T2">so we need a way to save these preferences.</text:span></text:p>
            </text:list-item>
            <text:list-item>
              <text:p text:style-name="P18">App settings and configuration are often in a drop down menu on the menu bar</text:p>
            </text:list-item>
          </text:list>
        </text:list-item>
      </text:list>
      <text:p text:style-name="P9"/>
      <text:p text:style-name="P2">Introduction to the Visualizer</text:p>
      <text:p text:style-name="P2"/>
      <text:list xml:id="list6947932580172217721" text:style-name="L2">
        <text:list-item>
          <text:p text:style-name="P19">visualizer preferences: shows an auto-visualization of songs bumping to different frequencies</text:p>
          <text:list>
            <text:list-item>
              <text:p text:style-name="P19">in something like this, preferences would allow the user to change the color, shape and frequencies</text:p>
            </text:list-item>
          </text:list>
        </text:list-item>
      </text:list>
      <text:p text:style-name="P10"/>
      <text:p text:style-name="P3">Visualizer Code</text:p>
      <text:p text:style-name="P3"/>
      <text:list xml:id="list2397619048577861824" text:style-name="L3">
        <text:list-item>
          <text:p text:style-name="P20">the AudioVisuals file code has setters</text:p>
        </text:list-item>
        <text:list-item>
          <text:p text:style-name="P20">in this lesson, we will create a settings activity to modify the VisualizerActivity</text:p>
        </text:list-item>
        <text:list-item>
          <text:p text:style-name="P20">visualizerActivity:</text:p>
          <text:list>
            <text:list-item>
              <text:p text:style-name="P20">has a default setup (method) and permissions</text:p>
            </text:list-item>
            <text:list-item>
              <text:p text:style-name="P20">this is set-up <text:span text:style-name="T3">and permission safety is ensured </text:span>in on-create</text:p>
            </text:list-item>
          </text:list>
        </text:list-item>
        <text:list-item>
          <text:p text:style-name="P21">permissions:</text:p>
          <text:list>
            <text:list-item>
              <text:p text:style-name="P21">requestPermissions</text:p>
            </text:list-item>
            <text:list-item>
              <text:p text:style-name="P21">onRequestPermissionsResult</text:p>
              <text:list>
                <text:list-item>
                  <text:p text:style-name="P21">then use permissions</text:p>
                </text:list-item>
              </text:list>
            </text:list-item>
          </text:list>
        </text:list-item>
        <text:list-item>
          <text:p text:style-name="P22">setting VisualizerActivity preferences:</text:p>
          <text:list>
            <text:list-item>
              <text:p text:style-name="P22">can do in the code.</text:p>
            </text:list-item>
            <text:list-item>
              <text:p text:style-name="P22">This lesson shows how to do it in the UI</text:p>
            </text:list-item>
          </text:list>
        </text:list-item>
      </text:list>
      <text:p text:style-name="P11"/>
      <text:p text:style-name="P4">Download the Code</text:p>
      <text:p text:style-name="P4"/>
      <text:list xml:id="list2844012239298510366" text:style-name="L4">
        <text:list-item>
          <text:p text:style-name="P23">You need to explicitly call setShowMid(false) to make the midrange square invisible</text:p>
        </text:list-item>
      </text:list>
      <text:p text:style-name="P12"/>
      <text:p text:style-name="P5">Data Persistance</text:p>
      <text:p text:style-name="P5"/>
      <text:list xml:id="list6796345861498277516" text:style-name="L5">
        <text:list-item>
          <text:p text:style-name="P83">Data Persistence<text:span text:style-name="T4">: saving data to the phone</text:span></text:p>
        </text:list-item>
        <text:list-item>
          <text:p text:style-name="P24">5 ways to persist data:</text:p>
          <text:list>
            <text:list-item>
              <text:p text:style-name="P84"><text:span text:style-name="T4">persisting data using </text:span>savedInstanceState<text:span text:style-name="T4"> </text:span></text:p>
              <text:list>
                <text:list-item>
                  <text:p text:style-name="P25">bundles</text:p>
                </text:list-item>
                <text:list-item>
                  <text:p text:style-name="P25">key-value</text:p>
                </text:list-item>
                <text:list-item>
                  <text:p text:style-name="P25">should be used to persist between app states like:</text:p>
                  <text:list>
                    <text:list-item>
                      <text:p text:style-name="P25"><text:soft-page-break/>when the system destroys the app because of memory constraints</text:p>
                    </text:list-item>
                    <text:list-item>
                      <text:p text:style-name="P25">app rotation</text:p>
                    </text:list-item>
                    <text:list-item>
                      <text:p text:style-name="P26">when the user navigates away from the app then comes back</text:p>
                    </text:list-item>
                  </text:list>
                </text:list-item>
                <text:list-item>
                  <text:p text:style-name="P25">only use this if the user is still using the app</text:p>
                </text:list-item>
                <text:list-item>
                  <text:p text:style-name="P25">data is deleted if:</text:p>
                  <text:list>
                    <text:list-item>
                      <text:p text:style-name="P25">user hits the back button to restart the app</text:p>
                    </text:list-item>
                    <text:list-item>
                      <text:p text:style-name="P25">user restarts the phone</text:p>
                    </text:list-item>
                  </text:list>
                </text:list-item>
              </text:list>
            </text:list-item>
            <text:list-item>
              <text:p text:style-name="P85"><text:span text:style-name="T4">saving to a file system </text:span><text:span text:style-name="T5">(</text:span><text:span text:style-name="T19">3 ways</text:span><text:span text:style-name="T5"> to do this)</text:span></text:p>
              <text:list>
                <text:list-item>
                  <text:p text:style-name="P27">is persistent across app/phone restarts</text:p>
                </text:list-item>
                <text:list-item>
                  <text:p text:style-name="P86">way 1<text:span text:style-name="T4"> the </text:span>shared preferences<text:span text:style-name="T4"> clause</text:span></text:p>
                  <text:list>
                    <text:list-item>
                      <text:p text:style-name="P28">you specify a file and it saves simple key-value pairs to that file</text:p>
                      <text:list>
                        <text:list-item>
                          <text:p text:style-name="P29">keys must be Strings values must be primitives</text:p>
                        </text:list-item>
                      </text:list>
                    </text:list-item>
                    <text:list-item>
                      <text:p text:style-name="P29">this works as long as your app isn’t uninstalled </text:p>
                      <text:list>
                        <text:list-item>
                          <text:p text:style-name="P30">it even keeps the data when your phone looses power!</text:p>
                        </text:list-item>
                      </text:list>
                    </text:list-item>
                    <text:list-item>
                      <text:p text:style-name="P31">usually used to save a single text or numerical value (usually info about the user)</text:p>
                    </text:list-item>
                  </text:list>
                </text:list-item>
                <text:list-item>
                  <text:p text:style-name="P87">way 2<text:span text:style-name="T4"> the </text:span><text:span text:style-name="T20">SQLite database</text:span><text:span text:style-name="T7"> ss</text:span></text:p>
                  <text:list>
                    <text:list-item>
                      <text:p text:style-name="P88"><text:span text:style-name="T4">allows savin</text:span><text:span text:style-name="T6">g: </text:span></text:p>
                      <text:list>
                        <text:list-item>
                          <text:p text:style-name="P32">multiple values</text:p>
                        </text:list-item>
                        <text:list-item>
                          <text:p text:style-name="P32">variable amounts of values per key</text:p>
                        </text:list-item>
                        <text:list-item>
                          <text:p text:style-name="P33">lots of data for each value</text:p>
                        </text:list-item>
                      </text:list>
                    </text:list-item>
                    <text:list-item>
                      <text:p text:style-name="P34">this isn’t a simple Bundle, it’s more complex</text:p>
                    </text:list-item>
                    <text:list-item>
                      <text:p text:style-name="P34">provides various framework components like content providers that manage and share data in databases </text:p>
                    </text:list-item>
                  </text:list>
                </text:list-item>
                <text:list-item>
                  <text:p text:style-name="P89">way 3<text:span text:style-name="T4"> </text:span><text:span text:style-name="T21">internal/external storage</text:span></text:p>
                  <text:list>
                    <text:list-item>
                      <text:p text:style-name="P90"><text:span text:style-name="T8">used </text:span><text:span text:style-name="T4">for storing multi-media data</text:span></text:p>
                    </text:list-item>
                    <text:list-item>
                      <text:p text:style-name="P91">internal storage<text:span text:style-name="T4">: </text:span><text:span text:style-name="T9">storing to the phone’s hard drive</text:span></text:p>
                    </text:list-item>
                    <text:list-item>
                      <text:p text:style-name="P92">external storage<text:span text:style-name="T4">: </text:span><text:span text:style-name="T10">saving to the phone’s SD card (or whatever)</text:span></text:p>
                    </text:list-item>
                  </text:list>
                </text:list-item>
              </text:list>
            </text:list-item>
            <text:list-item>
              <text:p text:style-name="P93">cloud</text:p>
              <text:list>
                <text:list-item>
                  <text:p text:style-name="P35">saving to a place multiple-devices can access</text:p>
                </text:list-item>
                <text:list-item>
                  <text:p text:style-name="P35">for example scores for a game</text:p>
                </text:list-item>
                <text:list-item>
                  <text:p text:style-name="P35">usually means setting up a database on a server</text:p>
                </text:list-item>
                <text:list-item>
                  <text:p text:style-name="P35">or using a service like google Firebase</text:p>
                </text:list-item>
                <text:list-item>
                  <text:p text:style-name="P36">not covered very much here</text:p>
                </text:list-item>
              </text:list>
            </text:list-item>
          </text:list>
        </text:list-item>
      </text:list>
      <text:p text:style-name="P13"/>
      <text:p text:style-name="P6">Preference Fragments</text:p>
      <text:p text:style-name="P6"/>
      <text:list xml:id="list5633483639582894032" text:style-name="L6">
        <text:list-item>
          <text:p text:style-name="P37"><text:span text:style-name="T23">shared preferences </text:span>store data in a key-value pair</text:p>
          <text:list>
            <text:list-item>
              <text:p text:style-name="P37"><text:span text:style-name="T23">they’re </text:span>designed to store app preferences <text:span text:style-name="T22">(obvi)</text:span></text:p>
            </text:list-item>
          </text:list>
        </text:list-item>
        <text:list-item>
          <text:p text:style-name="P94">preference fragments<text:span text:style-name="T4"> are meant for creating a user interface for settings activities</text:span></text:p>
          <text:list>
            <text:list-item>
              <text:p text:style-name="P94"><text:span text:style-name="T4">works hand-in-hand </text:span><text:span text:style-name="T11">with </text:span><text:span text:style-name="T12">shared preferences</text:span></text:p>
            </text:list-item>
          </text:list>
        </text:list-item>
        <text:list-item>
          <text:p text:style-name="P95">fragment<text:span text:style-name="T4">: a class that represents a modular and reusable piece of an activity</text:span></text:p>
          <text:list>
            <text:list-item>
              <text:p text:style-name="P38">for example, the UI is often split into fragments so the fragments can be re-used on different screens</text:p>
            </text:list-item>
          </text:list>
        </text:list-item>
        <text:list-item>
          <text:p text:style-name="P96"><text:span text:style-name="T24">preference fragments</text:span><text:span text:style-name="T13">:</text:span></text:p>
          <text:list>
            <text:list-item>
              <text:p text:style-name="P97"><text:soft-page-break/><text:span text:style-name="T4">usually </text:span><text:span text:style-name="T13">used on setting screens where you’ll</text:span><text:span text:style-name="T4"> have an activity that can contain one or more sub-classes of fragment called preference fragment</text:span></text:p>
            </text:list-item>
            <text:list-item>
              <text:p text:style-name="P39">the preference fragment subclass is specifically built for displaying preferences</text:p>
            </text:list-item>
            <text:list-item>
              <text:p text:style-name="P40">don’t get confused with preference-activity</text:p>
            </text:list-item>
            <text:list-item>
              <text:p text:style-name="P41">preference fragments populate themselves with preferences defined in XML</text:p>
              <text:list>
                <text:list-item>
                  <text:p text:style-name="P42">similar to how activity layouts are created in XML</text:p>
                </text:list-item>
                <text:list-item>
                  <text:p text:style-name="P43">the XML is used to generate UI widgets in the fragment</text:p>
                </text:list-item>
                <text:list-item>
                  <text:p text:style-name="P44">when users update values in the widgets, key-value pairs of the sharedPreferences file are updated</text:p>
                  <text:list>
                    <text:list-item>
                      <text:p text:style-name="P45">these are then displayed on the preference fragments</text:p>
                    </text:list-item>
                    <text:list-item>
                      <text:p text:style-name="P45">these can be used later als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8">to <text:span text:style-name="T25">create a preferences activity</text:span><text:span text:style-name="T4">:</text:span></text:p>
          <text:list>
            <text:list-item>
              <text:p text:style-name="P46">add a settingsActivity</text:p>
              <text:list>
                <text:list-item>
                  <text:p text:style-name="P99"><text:span text:style-name="T4">this will be </text:span><text:span text:style-name="T14">opened by clicking</text:span><text:span text:style-name="T4"> menu item for the main visualizer activity</text:span></text:p>
                </text:list-item>
              </text:list>
            </text:list-item>
            <text:list-item>
              <text:p text:style-name="P100"><text:span text:style-name="T4">add a preferenceFragement to the </text:span><text:span text:style-name="T15">settingsActivity</text:span></text:p>
              <text:list>
                <text:list-item>
                  <text:p text:style-name="P101"><text:span text:style-name="T15">a</text:span><text:span text:style-name="T4">dd an XML file for the preferences </text:span><text:span text:style-name="T16">in the fragment</text:span></text:p>
                </text:list-item>
                <text:list-item>
                  <text:p text:style-name="P102"><text:span text:style-name="T16">d</text:span><text:span text:style-name="T4">efine the key-value pairs in the shared preference file, preference names, </text:span><text:span text:style-name="T17">default values</text:span></text:p>
                </text:list-item>
              </text:list>
            </text:list-item>
            <text:list-item>
              <text:p text:style-name="P103"><text:span text:style-name="T17">d</text:span><text:span text:style-name="T4">efine what happens when a preference is set</text:span></text:p>
              <text:list>
                <text:list-item>
                  <text:p text:style-name="P47">you can trigger on preference changes</text:p>
                </text:list-item>
              </text:list>
            </text:list-item>
            <text:list-item>
              <text:p text:style-name="P104"><text:span text:style-name="T4">spruce up preference fragment with a UI component known as preference summary </text:span><text:span text:style-name="T18">which shows preference state</text:span></text:p>
            </text:list-item>
          </text:list>
        </text:list-item>
      </text:list>
      <text:p text:style-name="P15"/>
      <text:p text:style-name="P7">Setting up the Settings Activity</text:p>
      <text:p text:style-name="P7"/>
      <text:list xml:id="list6343718552530425062" text:style-name="L7">
        <text:list-item>
          <text:p text:style-name="P48">add a new SettingsActivity</text:p>
          <text:list>
            <text:list-item>
              <text:p text:style-name="P49">create a new empty activity <text:span text:style-name="T26">(extending from AppCompatActivity)</text:span></text:p>
            </text:list-item>
          </text:list>
        </text:list-item>
        <text:list-item>
          <text:p text:style-name="P48">add navigation to and from SettingsActivity</text:p>
        </text:list-item>
        <text:list-item>
          <text:p text:style-name="P50">add a menu and an item for the settings</text:p>
          <text:list>
            <text:list-item>
              <text:p text:style-name="P50">used to open the settings activity from <text:span text:style-name="T27">Visualizer</text:span>Activity</text:p>
            </text:list-item>
            <text:list-item>
              <text:p text:style-name="P51">menu resource folder</text:p>
              <text:list>
                <text:list-item>
                  <text:p text:style-name="P51">inside it add an XML file </text:p>
                  <text:list>
                    <text:list-item>
                      <text:p text:style-name="P51">inside the XML put one “settings” item</text:p>
                    </text:list-item>
                    <text:list-item>
                      <text:p text:style-name="P52">give it an orderInCategory of “100”</text:p>
                    </text:list-item>
                    <text:list-item>
                      <text:p text:style-name="P52">give it a showAsAction=”never”</text:p>
                    </text:list-item>
                    <text:list-item>
                      <text:p text:style-name="P53">give it a title</text:p>
                    </text:list-item>
                  </text:list>
                </text:list-item>
                <text:list-item>
                  <text:p text:style-name="P54">this menu is on the top of the VisualizerActivity</text:p>
                </text:list-item>
              </text:list>
            </text:list-item>
          </text:list>
        </text:list-item>
        <text:list-item>
          <text:p text:style-name="P53">Override onCreateOptionsMenu in the VisualizerActivity</text:p>
          <text:list>
            <text:list-item>
              <text:p text:style-name="P55">get a MenuInflater </text:p>
            </text:list-item>
            <text:list-item>
              <text:p text:style-name="P55">inflate it with the menu </text:p>
            </text:list-item>
            <text:list-item>
              <text:p text:style-name="P56">note this is just the <text:span text:style-name="T28">settings</text:span> button on the home page</text:p>
            </text:list-item>
          </text:list>
        </text:list-item>
        <text:list-item>
          <text:p text:style-name="P57">override onOptionsItemSelected</text:p>
          <text:list>
            <text:list-item>
              <text:p text:style-name="P58">the method that’s called when you select a menu item</text:p>
            </text:list-item>
            <text:list-item>
              <text:p text:style-name="P58">check if the item passed to this is the item you think it is using item.get<text:span text:style-name="T29">Item</text:span>Id<text:span text:style-name="T29">() == R.id.</text:span><text:span text:style-name="T30">yourID</text:span></text:p>
            </text:list-item>
          </text:list>
        </text:list-item>
        <text:list-item>
          <text:p text:style-name="P59">make SettingsActivity a <text:span text:style-name="T31">child</text:span> of the VisualizerActivity</text:p>
          <text:list>
            <text:list-item>
              <text:p text:style-name="P60"><text:soft-page-break/>need to add parentActivityName and meta-data for this.</text:p>
            </text:list-item>
            <text:list-item>
              <text:p text:style-name="P61">This makes sure the parent activity isn’t re-created when you hit the back button</text:p>
            </text:list-item>
          </text:list>
        </text:list-item>
        <text:list-item>
          <text:p text:style-name="P61"><text:span text:style-name="T32">in the SettingsActivity </text:span>Override the back button so it looks like an up-button that goes back to the main </text:p>
          <text:list>
            <text:list-item>
              <text:p text:style-name="P62">get an ActionBar</text:p>
            </text:list-item>
            <text:list-item>
              <text:p text:style-name="P62">call ActionBar.setDisplayHomeAsUpEnabled(true);</text:p>
            </text:list-item>
            <text:list-item>
              <text:p text:style-name="P63">also override the settings menu to check if the user pressed the home button (using R.id…)</text:p>
            </text:list-item>
          </text:list>
        </text:list-item>
        <text:list-item>
          <text:p text:style-name="P64">most of this was navigation</text:p>
        </text:list-item>
      </text:list>
      <text:p text:style-name="P14"/>
      <text:p text:style-name="P8">Making a PreferenceFragment</text:p>
      <text:p text:style-name="P8"/>
      <text:list xml:id="list3957802862625029751" text:style-name="L8">
        <text:list-item>
          <text:p text:style-name="P107">compile <text:span text:style-name="T33">'com.android.support:preference-v7:25.0.0'</text:span></text:p>
          <text:list>
            <text:list-item>
              <text:p text:style-name="P65">add the above (and spell it right)</text:p>
            </text:list-item>
          </text:list>
        </text:list-item>
        <text:list-item>
          <text:p text:style-name="P66">extend PreferenceFragmentCompat</text:p>
          <text:list>
            <text:list-item>
              <text:p text:style-name="P66">override onCreatePreferences</text:p>
            </text:list-item>
          </text:list>
        </text:list-item>
        <text:list-item>
          <text:p text:style-name="P67">preferences need an xml</text:p>
          <text:list>
            <text:list-item>
              <text:p text:style-name="P67">their outer tag must be a &lt;PreferenceScreen/&gt; tag</text:p>
              <text:list>
                <text:list-item>
                  <text:p text:style-name="P68">inside this tag you can nest other preference types. </text:p>
                  <text:list>
                    <text:list-item>
                      <text:p text:style-name="P68">Even other preference screens, <text:span text:style-name="T34">creating a nested hierarchy of preferences. Like in Android’s settings app</text:span>!</text:p>
                    </text:list-item>
                  </text:list>
                </text:list-item>
              </text:list>
            </text:list-item>
            <text:list-item>
              <text:p text:style-name="P69">Tags used in the example:</text:p>
              <text:list>
                <text:list-item>
                  <text:p text:style-name="P69">&lt;CheckBoxPreference/&gt;</text:p>
                </text:list-item>
                <text:list-item>
                  <text:p text:style-name="P70">later he shows how to use the preference summary; which tells the user what to expect from the preference</text:p>
                </text:list-item>
              </text:list>
            </text:list-item>
          </text:list>
        </text:list-item>
        <text:list-item>
          <text:p text:style-name="P71">to display your preferences in your onCreatePreferences <text:span text:style-name="T39">method</text:span>:</text:p>
          <text:list>
            <text:list-item>
              <text:p text:style-name="P72">call addPreferencesFromRecource(yourXML<text:span text:style-name="T38">Preference</text:span>File)</text:p>
            </text:list-item>
            <text:list-item>
              <text:p text:style-name="P72"><text:span text:style-name="T40">onCreatePreferences is a method inherited and overridden from </text:span>PreferenceFragmentCompat. </text:p>
            </text:list-item>
          </text:list>
        </text:list-item>
        <text:list-item>
          <text:p text:style-name="P71">In the activity with the settings menu, use a Fragment tag (this is needed because your settings are called from a fragment)</text:p>
          <text:list>
            <text:list-item>
              <text:p text:style-name="P73">point the fragment to the settings activity you’ve created</text:p>
            </text:list-item>
            <text:list-item>
              <text:p text:style-name="P74">your layout for this activity then becomes a Fragment</text:p>
            </text:list-item>
            <text:list-item>
              <text:p text:style-name="P75">make the android:name=”...” reference the SettingsFragment class that overrides PreferenceFragmentCompat</text:p>
            </text:list-item>
          </text:list>
        </text:list-item>
        <text:list-item>
          <text:p text:style-name="P76"><text:span text:style-name="T36">because we’re using the compat lib</text:span> <text:span text:style-name="T36">we</text:span> had to add a <text:span text:style-name="T35">theme</text:span> to your styles.xml?</text:p>
          <text:list>
            <text:list-item>
              <text:p text:style-name="P77">If you don’t add the theme, your app will crash <text:span text:style-name="T37">saying “you must add a theme”</text:span></text:p>
            </text:list-item>
          </text:list>
        </text:list-item>
        <text:list-item>
          <text:p text:style-name="P78">Notes from talking to Paul:</text:p>
          <text:list>
            <text:list-item>
              <text:p text:style-name="P78">your main activity calls your SettingsActivity which calls setContentView(yourFragmentXML)</text:p>
            </text:list-item>
            <text:list-item>
              <text:p text:style-name="P78">in yourFragmentXML there’s a property android:name=”that you should set to a class that inherits PreferenceFragmentCompat”</text:p>
            </text:list-item>
            <text:list-item>
              <text:p text:style-name="P78">in this class’s onCreatePreferences call addpreferencesFromResource(yourPreferenceXML)</text:p>
            </text:list-item>
          </text:list>
        </text:list-item>
      </text:list>
      <text:p text:style-name="P79"/>
      <text:p text:style-name="P105"/>
      <text:p text:style-name="P106"/>
      <text:p text:style-name="P105"/>
      <text:p text:style-name="P105"><text:soft-page-break/>Reading From SharedPreferences</text:p>
      <text:p text:style-name="P105"/>
      <text:list xml:id="list538678278049348648" text:style-name="L9">
        <text:list-item>
          <text:p text:style-name="P80">previous steps:</text:p>
          <text:list>
            <text:list-item>
              <text:p text:style-name="P80">Create Activity for Settings</text:p>
            </text:list-item>
            <text:list-item>
              <text:p text:style-name="P80">Add a Preference Fragments</text:p>
            </text:list-item>
          </text:list>
        </text:list-item>
        <text:list-item>
          <text:p text:style-name="P80">next steps</text:p>
          <text:list>
            <text:list-item>
              <text:p text:style-name="P80">Preferences Change App UI</text:p>
              <text:list>
                <text:list-item>
                  <text:p text:style-name="P81">this lesson</text:p>
                </text:list-item>
              </text:list>
            </text:list-item>
            <text:list-item>
              <text:p text:style-name="P80">Add Preference Summaries</text:p>
            </text:list-item>
          </text:list>
        </text:list-item>
        <text:list-item>
          <text:p text:style-name="P81">2 questions to ask:</text:p>
          <text:list>
            <text:list-item>
              <text:p text:style-name="P81">how to read preferences</text:p>
            </text:list-item>
            <text:list-item>
              <text:p text:style-name="P81">when to read preferences</text:p>
            </text:list-item>
          </text:list>
        </text:list-item>
        <text:list-item>
          <text:p text:style-name="P82">To read shared preferences</text:p>
          <text:list>
            <text:list-item>
              <text:p text:style-name="P82">get an instance of shared preferences</text:p>
            </text:list-item>
            <text:list-item>
              <text:p text:style-name="P8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4T12:38:47.869604787</meta:creation-date>
    <meta:generator>LibreOffice/5.1.6.2$Linux_X86_64 LibreOffice_project/10m0$Build-2</meta:generator>
    <dc:date>2017-08-10T13:03:22.854529803</dc:date>
    <meta:editing-duration>PT10H11M12S</meta:editing-duration>
    <meta:editing-cycles>119</meta:editing-cycles>
    <meta:document-statistic meta:table-count="0" meta:image-count="0" meta:object-count="0" meta:page-count="5" meta:paragraph-count="159" meta:word-count="1287" meta:character-count="7484" meta:non-whitespace-character-count="6494"/>
  </office:meta>
</office:document-meta>
</file>